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D1C5A867031F296613.png" manifest:media-type="image/png"/>
  <manifest:file-entry manifest:full-path="Pictures/10000001000003BA000002AE2B530EF53450E5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1.827cm" svg:height="16.933cm" draw:z-index="0"><draw:image xlink:href="Pictures/10000001000003BA000002AE2B530EF53450E5AF.png" xlink:type="simple" xlink:show="embed" xlink:actuate="onLoad" draw:mime-type="image/png"/></draw:frame><draw:frame draw:style-name="fr1" draw:name="Image2" text:anchor-type="char" svg:x="2.535cm" svg:y="17.41cm" svg:width="11.827cm" svg:height="5.45cm" draw:z-index="1"><draw:image xlink:href="Pictures/10000001000001C2000001D1C5A867031F2966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1:54:23.890958567</meta:creation-date>
    <dc:date>2024-03-11T12:18:54.181141920</dc:date>
    <meta:editing-duration>PT14M2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